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5c69"/>
    </style:style>
    <style:style style:name="P2" style:family="paragraph" style:parent-style-name="Standard">
      <style:text-properties officeooo:rsid="00015c69" officeooo:paragraph-rsid="00015c69"/>
    </style:style>
    <style:style style:name="P3" style:family="paragraph" style:parent-style-name="Standard">
      <style:text-properties fo:font-size="14pt" fo:font-weight="bold" officeooo:rsid="00015c69" officeooo:paragraph-rsid="00015c69" style:font-size-asian="14pt" style:font-weight-asian="bold" style:font-size-complex="14pt" style:font-weight-complex="bold"/>
    </style:style>
    <style:style style:name="P4" style:family="paragraph" style:parent-style-name="Standard" style:master-page-name="Standard">
      <style:paragraph-properties style:page-number="auto"/>
      <style:text-properties officeooo:paragraph-rsid="00015c69"/>
    </style:style>
    <style:style style:name="P5" style:family="paragraph" style:parent-style-name="Standard">
      <style:text-properties officeooo:paragraph-rsid="00015c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/*</text:p>
      <text:p text:style-name="P1">=======================================================================</text:p>
      <text:p text:style-name="P1">Assignment : GENERIC PROGRMMING : TEMPLATES</text:p>
      <text:p text:style-name="P1">Name : Gaurav Ghati</text:p>
      <text:p text:style-name="P1">class : SE 10</text:p>
      <text:p text:style-name="P1">Batch : F 10</text:p>
      <text:p text:style-name="P1"/>
      <text:p text:style-name="P1">Problem Statement :</text:p>
      <text:p text:style-name="P1"/>
      <text:p text:style-name="P1">Write a program in C++ using function/class template to read two matrices of</text:p>
      <text:p text:style-name="P1">different data types such as integers and floating point values and perform simple</text:p>
      <text:p text:style-name="P1">1arithmetic operations on these matrices separately and display it.and imaginary part. </text:p>
      <text:p text:style-name="P1">Provide default and parameterized constructors. </text:p>
      <text:p text:style-name="P1">Write a program to perform arithmetic operations of two complex numbers using operator overloading.</text:p>
      <text:p text:style-name="P1"/>
      <text:p text:style-name="P1">i. Addition and subtraction using friend functions.</text:p>
      <text:p text:style-name="P1">ii. Multiplication and division using member functions.</text:p>
      <text:p text:style-name="P1"/>
      <text:p text:style-name="P1">=======================================================================</text:p>
      <text:p text:style-name="P1">*/</text:p>
      <text:p text:style-name="P1"/>
      <text:p text:style-name="P1">#include&lt;iostream&gt;</text:p>
      <text:p text:style-name="P1">using namespace std;</text:p>
      <text:p text:style-name="P1"/>
      <text:p text:style-name="P1">template&lt;class T&gt; class Matrix{</text:p>
      <text:p text:style-name="P1">private:</text:p>
      <text:p text:style-name="P1"><text:s text:c="4"/>T mat[50][50];</text:p>
      <text:p text:style-name="P1"><text:s text:c="4"/>int row;</text:p>
      <text:p text:style-name="P1"><text:s text:c="4"/>int col;</text:p>
      <text:p text:style-name="P1">public:</text:p>
      <text:p text:style-name="P1"><text:s text:c="4"/>Matrix();</text:p>
      <text:p text:style-name="P1"><text:s text:c="4"/>Matrix(int, int);</text:p>
      <text:p text:style-name="P1"><text:s text:c="4"/>void insert(int, int);</text:p>
      <text:p text:style-name="P1"><text:s text:c="4"/>void display();</text:p>
      <text:p text:style-name="P1"/>
      <text:p text:style-name="P1"><text:s text:c="4"/>template&lt;class U&gt;</text:p>
      <text:p text:style-name="P1"><text:s text:c="4"/>friend Matrix&lt;U&gt; operator+(Matrix&lt;U&gt;, Matrix&lt;U&gt;);</text:p>
      <text:p text:style-name="P1"/>
      <text:p text:style-name="P1"><text:s text:c="4"/>template&lt;class U&gt;</text:p>
      <text:p text:style-name="P1"><text:s text:c="4"/>friend Matrix&lt;U&gt; operator*(Matrix&lt;U&gt;, Matrix&lt;U&gt;);</text:p>
      <text:p text:style-name="P1">};</text:p>
      <text:p text:style-name="P1"/>
      <text:p text:style-name="P1">template&lt;class T&gt;</text:p>
      <text:p text:style-name="P1">Matrix&lt;T&gt; :: Matrix(){</text:p>
      <text:p text:style-name="P1"><text:s text:c="4"/>row = 0;</text:p>
      <text:p text:style-name="P1"><text:s text:c="4"/>col = 0;</text:p>
      <text:p text:style-name="P1">}</text:p>
      <text:p text:style-name="P1"/>
      <text:p text:style-name="P1">template&lt;class T&gt;</text:p>
      <text:p text:style-name="P1">Matrix&lt;T&gt; :: Matrix(int row, int col){</text:p>
      <text:p text:style-name="P1"><text:s text:c="4"/>this-&gt;row = row;</text:p>
      <text:p text:style-name="P1"><text:soft-page-break/><text:s text:c="4"/>this-&gt;col = col;</text:p>
      <text:p text:style-name="P1"><text:s text:c="4"/>for(int i=0; i&lt;row; i++){</text:p>
      <text:p text:style-name="P1"><text:s text:c="8"/>for(int j=0; j&lt;col; j++){</text:p>
      <text:p text:style-name="P1"><text:s text:c="12"/>mat[i][j] = 0;</text:p>
      <text:p text:style-name="P1"><text:s text:c="8"/>}</text:p>
      <text:p text:style-name="P1"><text:s text:c="4"/>}</text:p>
      <text:p text:style-name="P1">}</text:p>
      <text:p text:style-name="P1"/>
      <text:p text:style-name="P1">template&lt;class T&gt;</text:p>
      <text:p text:style-name="P1">void Matrix&lt;T&gt; :: insert(int row, int col){</text:p>
      <text:p text:style-name="P1"><text:s text:c="4"/>this-&gt;row = row;</text:p>
      <text:p text:style-name="P1"><text:s text:c="4"/>this-&gt;col = col;</text:p>
      <text:p text:style-name="P1"><text:s text:c="4"/>for(int i=0; i&lt;row; i++){</text:p>
      <text:p text:style-name="P1"><text:s text:c="8"/>for(int j=0; j&lt;col; j++){</text:p>
      <text:p text:style-name="P1"><text:s text:c="12"/>cout&lt;&lt;"Enter Element["&lt;&lt; i &lt;&lt;"]"&lt;&lt;"["&lt;&lt; j &lt;&lt;"] : ";</text:p>
      <text:p text:style-name="P1"><text:s text:c="12"/>cin&gt;&gt;mat[i][j];</text:p>
      <text:p text:style-name="P1"><text:s text:c="8"/>}</text:p>
      <text:p text:style-name="P1"><text:s text:c="4"/>}</text:p>
      <text:p text:style-name="P1">}</text:p>
      <text:p text:style-name="P1"/>
      <text:p text:style-name="P1">template&lt;class T&gt;</text:p>
      <text:p text:style-name="P1">void Matrix&lt;T&gt; :: display(){</text:p>
      <text:p text:style-name="P1"><text:s text:c="4"/>for(int i=0; i&lt;row; i++){</text:p>
      <text:p text:style-name="P1"><text:s text:c="8"/>for(int j=0; j&lt;col; j++){</text:p>
      <text:p text:style-name="P1"><text:s text:c="12"/>cout&lt;&lt;mat[i][j]&lt;&lt;" ";</text:p>
      <text:p text:style-name="P1"><text:s text:c="8"/>}</text:p>
      <text:p text:style-name="P1"><text:s text:c="8"/>cout&lt;&lt;"\n";</text:p>
      <text:p text:style-name="P1"><text:s text:c="4"/>}</text:p>
      <text:p text:style-name="P1">}</text:p>
      <text:p text:style-name="P1"/>
      <text:p text:style-name="P1">template &lt;class U&gt;</text:p>
      <text:p text:style-name="P1">Matrix&lt;U&gt; operator+(Matrix&lt;U&gt; a, Matrix&lt;U&gt; b){</text:p>
      <text:p text:style-name="P1"><text:s text:c="4"/>Matrix&lt;U&gt; c(a.row, a.col);</text:p>
      <text:p text:style-name="P1"><text:s text:c="4"/>if(a.row == b.row &amp;&amp; a.col == b.col){</text:p>
      <text:p text:style-name="P1"><text:s text:c="8"/>for(int i=0; i&lt;a.row; i++){</text:p>
      <text:p text:style-name="P1"><text:s text:c="12"/>for(int j=0; j&lt;a.col; j++){</text:p>
      <text:p text:style-name="P1"><text:s text:c="16"/>c.mat[i][j] = a.mat[i][j] + b.mat[i][j];</text:p>
      <text:p text:style-name="P1"><text:s text:c="12"/>}</text:p>
      <text:p text:style-name="P1"><text:s text:c="8"/>}</text:p>
      <text:p text:style-name="P1"><text:s text:c="4"/>} else {</text:p>
      <text:p text:style-name="P1"><text:s text:c="8"/>cout&lt;&lt;"Can't Add\n";</text:p>
      <text:p text:style-name="P1"><text:s text:c="4"/>}</text:p>
      <text:p text:style-name="P1"><text:s text:c="4"/>return c;</text:p>
      <text:p text:style-name="P1">}</text:p>
      <text:p text:style-name="P1"/>
      <text:p text:style-name="P1">template &lt;class U&gt;</text:p>
      <text:p text:style-name="P1">Matrix&lt;U&gt; operator*(Matrix&lt;U&gt; a, Matrix&lt;U&gt; b){</text:p>
      <text:p text:style-name="P1"><text:s text:c="4"/>Matrix&lt;U&gt; c(a.row, b.col);</text:p>
      <text:p text:style-name="P1"><text:s text:c="4"/>if(a.col==b.row){</text:p>
      <text:p text:style-name="P1"><text:s text:c="8"/>for(int i=0; i&lt;a.row; i++){</text:p>
      <text:p text:style-name="P1"><text:s text:c="12"/>for(int j=0; j&lt;a.col; j++){</text:p>
      <text:p text:style-name="P1"><text:s text:c="16"/>for(int k=0; k&lt;a.col; k++){</text:p>
      <text:p text:style-name="P1"><text:soft-page-break/><text:s text:c="20"/>c.mat[i][j] += a.mat[i][k] * b.mat[k][j];</text:p>
      <text:p text:style-name="P1"><text:s text:c="16"/>}</text:p>
      <text:p text:style-name="P1"><text:s text:c="12"/>}</text:p>
      <text:p text:style-name="P1"><text:s text:c="8"/>}</text:p>
      <text:p text:style-name="P1"><text:s text:c="4"/>} else {</text:p>
      <text:p text:style-name="P1"><text:s text:c="8"/>cout&lt;&lt;"Can't be multiplied with each other\n";</text:p>
      <text:p text:style-name="P1"><text:s text:c="4"/>}</text:p>
      <text:p text:style-name="P1"><text:s text:c="4"/>return c;</text:p>
      <text:p text:style-name="P1">}</text:p>
      <text:p text:style-name="P1"/>
      <text:p text:style-name="P1">int main(){</text:p>
      <text:p text:style-name="P1"><text:s text:c="4"/>int r1, r2, c1, c2;</text:p>
      <text:p text:style-name="P1"><text:s text:c="4"/>cout&lt;&lt;"\nEnter no. of rows in first Matrix: ";</text:p>
      <text:p text:style-name="P1"><text:s text:c="4"/>cin&gt;&gt;r1;</text:p>
      <text:p text:style-name="P1"><text:s text:c="4"/>cout&lt;&lt;"\nEnter no. of col in first Matrix: ";</text:p>
      <text:p text:style-name="P1"><text:s text:c="4"/>cin&gt;&gt;c1;</text:p>
      <text:p text:style-name="P1"/>
      <text:p text:style-name="P1"><text:s text:c="4"/>Matrix&lt;int&gt; a;</text:p>
      <text:p text:style-name="P1"><text:s text:c="4"/>a.insert(r1, c1);</text:p>
      <text:p text:style-name="P1"><text:s text:c="4"/>cout&lt;&lt;"\nMATRIX A :";</text:p>
      <text:p text:style-name="P1"><text:s text:c="4"/>a.display();</text:p>
      <text:p text:style-name="P1"/>
      <text:p text:style-name="P1"><text:s text:c="4"/>cout&lt;&lt;"\nEnter no. of rows in Sec Matrix: ";</text:p>
      <text:p text:style-name="P1"><text:s text:c="4"/>cin&gt;&gt;r2;</text:p>
      <text:p text:style-name="P1"><text:s text:c="4"/>cout&lt;&lt;"\nEnter no. of col in Sec Matrix: ";</text:p>
      <text:p text:style-name="P1"><text:s text:c="4"/>cin&gt;&gt;c2;</text:p>
      <text:p text:style-name="P1"/>
      <text:p text:style-name="P1"><text:s text:c="4"/>Matrix&lt;int&gt; b;</text:p>
      <text:p text:style-name="P1"><text:s text:c="4"/>b.insert(r2, c2);</text:p>
      <text:p text:style-name="P1"><text:s text:c="4"/>cout&lt;&lt;"\nMATRIX B :";</text:p>
      <text:p text:style-name="P1"><text:s text:c="4"/>b.display();</text:p>
      <text:p text:style-name="P1"/>
      <text:p text:style-name="P1"><text:s text:c="4"/>cout&lt;&lt;"\nAddition is: \n";</text:p>
      <text:p text:style-name="P1"><text:s text:c="4"/>Matrix&lt;int&gt; c;</text:p>
      <text:p text:style-name="P1"><text:s text:c="4"/>c = a + b;</text:p>
      <text:p text:style-name="P1"><text:s text:c="4"/>c.display();</text:p>
      <text:p text:style-name="P1"/>
      <text:p text:style-name="P1"><text:s text:c="4"/>cout&lt;&lt;"Multiplication is: \n";</text:p>
      <text:p text:style-name="P1"><text:s text:c="4"/>c = a * b;</text:p>
      <text:p text:style-name="P1"><text:s text:c="4"/>c.display();</text:p>
      <text:p text:style-name="P1"/>
      <text:p text:style-name="P1"><text:s text:c="4"/>return 0;</text:p>
      <text:p text:style-name="P1">}</text:p>
      <text:p text:style-name="Standard"/>
      <text:p text:style-name="Standard"/>
      <text:p text:style-name="P3">OUTPUT: </text:p>
      <text:p text:style-name="P2"/>
      <text:p text:style-name="Standard">Enter number of rows:3</text:p>
      <text:p text:style-name="Standard">Enter Number of columns:3</text:p>
      <text:p text:style-name="Standard">Enter Row [0] Column [0] :1</text:p>
      <text:p text:style-name="Standard">Enter Row [0] Column [1] :2</text:p>
      <text:p text:style-name="Standard">Enter Row [0] Column [2] :3</text:p>
      <text:p text:style-name="Standard"><text:soft-page-break/>Enter Row [1] Column [0] :4</text:p>
      <text:p text:style-name="Standard">Enter Row [1] Column [1] :5</text:p>
      <text:p text:style-name="Standard">Enter Row [1] Column [2] :6</text:p>
      <text:p text:style-name="Standard">Enter Row [2] Column [0] :7</text:p>
      <text:p text:style-name="Standard">Enter Row [2] Column [1] :8</text:p>
      <text:p text:style-name="Standard">Enter Row [2] Column [2] :9</text:p>
      <text:p text:style-name="Standard"/>
      <text:p text:style-name="Standard">Enter number of rows:3</text:p>
      <text:p text:style-name="Standard">Enter Number of columns:3</text:p>
      <text:p text:style-name="Standard">Enter Row [0] Column [0] :9</text:p>
      <text:p text:style-name="Standard">Enter Row [0] Column [1] :8</text:p>
      <text:p text:style-name="Standard">Enter Row [0] Column [2] :7</text:p>
      <text:p text:style-name="Standard">Enter Row [1] Column [0] :6</text:p>
      <text:p text:style-name="Standard">Enter Row [1] Column [1] :5</text:p>
      <text:p text:style-name="Standard">Enter Row [1] Column [2] :4</text:p>
      <text:p text:style-name="Standard">Enter Row [2] Column [0] :3</text:p>
      <text:p text:style-name="Standard">Enter Row [2] Column [1] :2</text:p>
      <text:p text:style-name="Standard">Enter Row [2] Column [2] :1</text:p>
      <text:p text:style-name="Standard"/>
      <text:p text:style-name="Standard">10 10 10 </text:p>
      <text:p text:style-name="Standard">10 10 10 </text:p>
      <text:p text:style-name="Standard">10 10 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01:05:37.116427853</meta:creation-date>
    <dc:date>2019-10-09T01:27:31.379665983</dc:date>
    <meta:editing-duration>PT3M31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4" meta:paragraph-count="151" meta:word-count="530" meta:character-count="3777" meta:non-whitespace-character-count="2893"/>
  </office:meta>
</office:document-meta>
</file>